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CMS API</text:p>
      <text:p text:style-name="Standard"/>
      <text:p text:style-name="Standard">subs_file:</text:p>
      <text:p text:style-name="Standard"/>
      <text:p text:style-name="P1">getFile(filepath)</text:p>
      <text:p text:style-name="Standard">Arguments: filepath: file including relative path (“/path/file.ext”).</text:p>
      <text:p text:style-name="Standard">Returns: Contents of file as a string.</text:p>
      <text:p text:style-name="Standard"/>
      <text:p text:style-name="P1">getPath()</text:p>
      <text:p text:style-name="Standard">Arguments: none. Uses $ENV{“SCRIPT_NAME”}.</text:p>
      <text:p text:style-name="Standard">Returns: “/” or path to file (without filename).</text:p>
      <text:p text:style-name="Standard"/>
      <text:p text:style-name="P2">getRoot()</text:p>
      <text:p text:style-name="Text_20_body">Arguments: none. Uses $ENV{“DOCUMENT_ROOT”}.</text:p>
      <text:p text:style-name="Text_20_body">Returns: Server fielsystem root path.</text:p>
      <text:p text:style-name="Standard"/>
      <text:p text:style-name="P2">fileExists(filepath)</text:p>
      <text:p text:style-name="Text_20_body">Arguments: filepath: file including relative path (“/path/file.ext”).</text:p>
      <text:p text:style-name="Text_20_body">Returns: Boolean.</text:p>
      <text:p text:style-name="Standard"/>
      <text:p text:style-name="P2">getPureFileName(filepath)</text:p>
      <text:p text:style-name="Text_20_body">Arguments: filepath: file including relative path (“/path/file.ext”).</text:p>
      <text:p text:style-name="Text_20_body">Returns: filename only, no extension.</text:p>
      <text:p text:style-name="Text_20_body"/>
      <text:p text:style-name="P2">getPureFileNameWithExtension(filepath)</text:p>
      <text:p text:style-name="Text_20_body">Arguments: filepath: file including relative path (“/path/file.ext”).</text:p>
      <text:p text:style-name="Text_20_body">Returns: filename only, with extension.</text:p>
      <text:p text:style-name="Text_20_body"/>
      <text:p text:style-name="P2">updateFile(filepath,filecontent)</text:p>
      <text:p text:style-name="Text_20_body">Arguments: filepath: file including relative path (“/path/file.ext”), filecontent: data to update file with (over-write)</text:p>
      <text:p text:style-name="Text_20_body">Return: Result message string.</text:p>
      <text:p text:style-name="Text_20_body"/>
      <text:p text:style-name="P2">logger(string)</text:p>
      <text:p text:style-name="Text_20_body">Arguments: string: Appends supplied string to "/logfile.log".</text:p>
      <text:p text:style-name="Text_20_body">Returns: no return value.</text:p>
      <text:p text:style-name="Text_20_body"/>
      <text:p text:style-name="P2">createFile(filename,relativepath,filecontent)</text:p>
      <text:p text:style-name="Text_20_body">Arguments: <text:s/>filename: name of new file, no extension, relativepath: path to folder in which to create file; filecontent: data to add to new file.</text:p>
      <text:p text:style-name="Text_20_body"/>
      <text:p text:style-name="P2">getFolderContent(relativepath,extension)</text:p>
      <text:p text:style-name="Text_20_body">[not used]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6-10T14:11:22</meta:creation-date>
    <dc:date>2006-06-10T14:37:02</dc:date>
    <dc:language>en-GB</dc:language>
    <meta:editing-cycles>2</meta:editing-cycles>
    <meta:editing-duration>PT8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0" meta:word-count="158" meta:character-count="1236"/>
  </office:meta>
</office:document-meta>
</file>